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821cm"/>
    </style:style>
    <style:style style:name="co2" style:family="table-column">
      <style:table-column-properties fo:break-before="auto" style:column-width="7.999cm"/>
    </style:style>
    <style:style style:name="co3" style:family="table-column">
      <style:table-column-properties fo:break-before="auto" style:column-width="2.24cm"/>
    </style:style>
    <style:style style:name="co4" style:family="table-column">
      <style:table-column-properties fo:break-before="auto" style:column-width="30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817cm" fo:break-before="auto" style:use-optimal-row-height="true"/>
    </style:style>
    <style:style style:name="ro3" style:family="table-row">
      <style:table-row-properties style:row-height="3.21cm" fo:break-before="auto" style:use-optimal-row-height="true"/>
    </style:style>
    <style:style style:name="ro4" style:family="table-row">
      <style:table-row-properties style:row-height="3.605cm" fo:break-before="auto" style:use-optimal-row-height="true"/>
    </style:style>
    <style:style style:name="ro5" style:family="table-row">
      <style:table-row-properties style:row-height="6.765cm" fo:break-before="auto" style:use-optimal-row-height="true"/>
    </style:style>
    <style:style style:name="ro6" style:family="table-row">
      <style:table-row-properties style:row-height="9.529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Output"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row table:style-name="ro1">
          <table:table-cell office:value-type="string" calcext:value-type="string">
            <text:p>Title</text:p>
          </table:table-cell>
          <table:table-cell office:value-type="string" calcext:value-type="string">
            <text:p>Unoptimised code</text:p>
          </table:table-cell>
          <table:table-cell office:value-type="string" calcext:value-type="string">
            <text:p>GPT response</text:p>
          </table:table-cell>
          <table:table-cell office:value-type="string" calcext:value-type="string">
            <text:p>Total tokens</text:p>
          </table:table-cell>
          <table:table-cell office:value-type="string" calcext:value-type="string">
            <text:p>Explanation</text:p>
          </table:table-cell>
        </table:table-row>
        <table:table-row table:style-name="ro2">
          <table:table-cell office:value-type="string" calcext:value-type="string">
            <text:p>create_large_array</text:p>
          </table:table-cell>
          <table:table-cell office:value-type="string" calcext:value-type="string">
            <text:p/>
            <text:p>def create_large_list():</text:p>
            <text:p>    large_list = []</text:p>
            <text:p>    for i in range(1000000):</text:p>
            <text:p>        large_list.append(i)</text:p>
            <text:p>    return large_list</text:p>
            <text:p/>
          </table:table-cell>
          <table:table-cell office:value-type="string" calcext:value-type="string">
            <text:p>def create_large_list():</text:p>
            <text:p>    large_list = list(range(1000000))</text:p>
            <text:p>    return large_list</text:p>
            <text:p/>
            <text:p/>
          </table:table-cell>
          <table:table-cell office:value-type="float" office:value="249" calcext:value-type="float">
            <text:p>249</text:p>
          </table:table-cell>
          <table:table-cell office:value-type="string" calcext:value-type="string">
            <text:p/>
            <text:p/>
            <text:p>Explanation: </text:p>
            <text:p>The original code used a for loop to append each element to the list, resulting in a time complexity of O(n). </text:p>
            <text:p>By using the list() function with the range() function, we can directly create a list with all the elements, reducing the time complexity to O(1).</text:p>
          </table:table-cell>
        </table:table-row>
        <table:table-row table:style-name="ro2">
          <table:table-cell office:value-type="string" calcext:value-type="string">
            <text:p>factorial</text:p>
          </table:table-cell>
          <table:table-cell office:value-type="string" calcext:value-type="string">
            <text:p/>
            <text:p>def factorial(n):</text:p>
            <text:p>    if n == 0:</text:p>
            <text:p>        return 1</text:p>
            <text:p>    else:</text:p>
            <text:p>        return n * factorial(n-1)</text:p>
            <text:p/>
          </table:table-cell>
          <table:table-cell office:value-type="string" calcext:value-type="string">
            <text:p>def factorial(n):</text:p>
            <text:p>    result = 1</text:p>
            <text:p>    for i in range(1, n+1):</text:p>
            <text:p>        result *= i</text:p>
            <text:p>    return result</text:p>
            <text:p/>
            <text:p/>
          </table:table-cell>
          <table:table-cell office:value-type="float" office:value="284" calcext:value-type="float">
            <text:p>284</text:p>
          </table:table-cell>
          <table:table-cell office:value-type="string" calcext:value-type="string">
            <text:p/>
            <text:p/>
            <text:p>Optimisation:</text:p>
            <text:p>The original code uses recursion to calculate the factorial, which has a time complexity of O(n) and a space complexity of O(n) due to the recursive calls. </text:p>
            <text:p>The optimised code uses a loop to calculate the factorial, reducing the time complexity to O(n) and the space complexity to O(1). This is achieved by keeping track of the result and multiplying it by each number from 1 to n.</text:p>
          </table:table-cell>
        </table:table-row>
        <table:table-row table:style-name="ro3">
          <table:table-cell office:value-type="string" calcext:value-type="string">
            <text:p>fibonacci</text:p>
          </table:table-cell>
          <table:table-cell office:value-type="string" calcext:value-type="string">
            <text:p/>
            <text:p>def fibonacci(n):</text:p>
            <text:p>    if n &lt;= 1:</text:p>
            <text:p>        return n</text:p>
            <text:p>    else:</text:p>
            <text:p>        return fibonacci(n-1) + fibonacci(n-2)</text:p>
            <text:p/>
          </table:table-cell>
          <table:table-cell office:value-type="string" calcext:value-type="string">
            <text:p>def fibonacci(n):</text:p>
            <text:p>    fib = [0, 1]</text:p>
            <text:p>    for i in range(2, n+1):</text:p>
            <text:p>        fib.append(fib[i-1] + fib[i-2])</text:p>
            <text:p>    return fib[n]</text:p>
            <text:p/>
            <text:p/>
          </table:table-cell>
          <table:table-cell office:value-type="float" office:value="355" calcext:value-type="float">
            <text:p>355</text:p>
          </table:table-cell>
          <table:table-cell office:value-type="string" calcext:value-type="string">
            <text:p/>
            <text:p/>
            <text:p>Optimisation:</text:p>
            <text:p>The original code uses a recursive approach to calculate the Fibonacci sequence, which has an exponential time complexity of O(2^n). This can be improved by using an iterative approach with dynamic programming.</text:p>
            <text:p/>
            <text:p>In the optimised code, we use a list to store the Fibonacci numbers as we calculate them. We start with the base cases of 0 and 1, and then iterate from 2 to n, calculating each Fibonacci number by adding the previous two numbers in the list. Finally, we return the nth Fibonacci number from the list.</text:p>
            <text:p/>
            <text:p>This optimised code has a time complexity of O(n) and a space complexity of O(n), as we need to store the Fibonacci numbers in a list.</text:p>
          </table:table-cell>
        </table:table-row>
        <table:table-row table:style-name="ro3">
          <table:table-cell office:value-type="string" calcext:value-type="string">
            <text:p>list_flattening</text:p>
          </table:table-cell>
          <table:table-cell office:value-type="string" calcext:value-type="string">
            <text:p/>
            <text:p>def flatten(list_of_lists):</text:p>
            <text:p>    flat_list = []</text:p>
            <text:p>    for sublist in list_of_lists:</text:p>
            <text:p>        for item in sublist:</text:p>
            <text:p>            flat_list.append(item)</text:p>
            <text:p>    return flat_list</text:p>
            <text:p/>
          </table:table-cell>
          <table:table-cell office:value-type="string" calcext:value-type="string">
            <text:p>def flatten(list_of_lists):</text:p>
            <text:p>    return [item for sublist in list_of_lists for item in sublist]</text:p>
            <text:p/>
            <text:p/>
          </table:table-cell>
          <table:table-cell office:value-type="float" office:value="262" calcext:value-type="float">
            <text:p>262</text:p>
          </table:table-cell>
          <table:table-cell office:value-type="string" calcext:value-type="string">
            <text:p/>
            <text:p/>
            <text:p>Explanation: </text:p>
            <text:p>The code has been simplified by using a list comprehension instead of nested loops. This reduces the time complexity from O(n^2) to O(n), where n is the total number of elements in the input list. The space complexity remains the same at O(n), as a new list is created to store the flattened elements.</text:p>
          </table:table-cell>
        </table:table-row>
        <table:table-row table:style-name="ro4">
          <table:table-cell office:value-type="string" calcext:value-type="string">
            <text:p>list_sorting</text:p>
          </table:table-cell>
          <table:table-cell office:value-type="string" calcext:value-type="string">
            <text:p/>
            <text:p>def bubble_sort(lst):</text:p>
            <text:p>    for i in range(len(lst)):</text:p>
            <text:p>        for j in range(len(lst) - 1):</text:p>
            <text:p>            if lst[j] &gt; lst[j+1]:</text:p>
            <text:p>                lst[j], lst[j+1] = lst[j+1], lst[j]</text:p>
            <text:p>    return lst</text:p>
            <text:p/>
          </table:table-cell>
          <table:table-cell office:value-type="string" calcext:value-type="string">
            <text:p>def bubble_sort(lst):</text:p>
            <text:p>    n = len(lst)</text:p>
            <text:p>    for i in range(n):</text:p>
            <text:p>        for j in range(n - 1):</text:p>
            <text:p>            if lst[j] &gt; lst[j+1]:</text:p>
            <text:p>                lst[j], lst[j+1] = lst[j+1], lst[j]</text:p>
            <text:p>    return lst</text:p>
            <text:p/>
            <text:p/>
          </table:table-cell>
          <table:table-cell office:value-type="float" office:value="334" calcext:value-type="float">
            <text:p>334</text:p>
          </table:table-cell>
          <table:table-cell office:value-type="string" calcext:value-type="string">
            <text:p/>
            <text:p/>
            <text:p>Optimisation:</text:p>
            <text:p>- In the original code, the length of the list is calculated twice in each iteration of the outer loop. By assigning it to a variable 'n' before the loop, we reduce the time complexity from O(n^2) to O(n).</text:p>
            <text:p>- This change also reduces the space complexity as we no longer need to calculate the length of the list in each iteration.</text:p>
          </table:table-cell>
        </table:table-row>
        <table:table-row table:style-name="ro3">
          <table:table-cell office:value-type="string" calcext:value-type="string">
            <text:p>list_duplicate_removal</text:p>
          </table:table-cell>
          <table:table-cell office:value-type="string" calcext:value-type="string">
            <text:p/>
            <text:p>def remove_duplicates(lst):</text:p>
            <text:p>    return list(set(lst))</text:p>
            <text:p/>
          </table:table-cell>
          <table:table-cell office:value-type="string" calcext:value-type="string">
            <text:p>def remove_duplicates(lst):</text:p>
            <text:p>    return list(dict.fromkeys(lst))</text:p>
            <text:p/>
            <text:p/>
          </table:table-cell>
          <table:table-cell office:value-type="float" office:value="272" calcext:value-type="float">
            <text:p>272</text:p>
          </table:table-cell>
          <table:table-cell office:value-type="string" calcext:value-type="string">
            <text:p/>
            <text:p/>
            <text:p>Explanation:</text:p>
            <text:p>The original code uses the set() function to remove duplicates from the list. However, converting the set back to a list using list() can be inefficient in terms of time complexity. </text:p>
            <text:p/>
            <text:p>In the optimized code, we use the dict.fromkeys() function to create a dictionary with the list elements as keys. Since dictionaries cannot have duplicate keys, this effectively removes the duplicates. Finally, we convert the dictionary keys back to a list using list(). </text:p>
            <text:p/>
            <text:p>This approach has a time complexity of O(n), where n is the length of the input list.</text:p>
          </table:table-cell>
        </table:table-row>
        <table:table-row table:style-name="ro2">
          <table:table-cell office:value-type="string" calcext:value-type="string">
            <text:p>string_reversal</text:p>
          </table:table-cell>
          <table:table-cell office:value-type="string" calcext:value-type="string">
            <text:p/>
            <text:p>def reverse_string(s):</text:p>
            <text:p>    str = ""</text:p>
            <text:p>    for i in s:</text:p>
            <text:p>        str = i + str</text:p>
            <text:p>    return str</text:p>
            <text:p/>
          </table:table-cell>
          <table:table-cell office:value-type="string" calcext:value-type="string">
            <text:p>def reverse_string(s):</text:p>
            <text:p>    return s[::-1]</text:p>
            <text:p/>
            <text:p/>
          </table:table-cell>
          <table:table-cell office:value-type="float" office:value="212" calcext:value-type="float">
            <text:p>212</text:p>
          </table:table-cell>
          <table:table-cell office:value-type="string" calcext:value-type="string">
            <text:p/>
            <text:p/>
            <text:p>Explanation: </text:p>
            <text:p>The code has been simplified by using slicing to reverse the string. This reduces the time complexity from O(n) to O(1) and the space complexity remains O(n).</text:p>
          </table:table-cell>
        </table:table-row>
        <table:table-row table:style-name="ro5">
          <table:table-cell office:value-type="string" calcext:value-type="string">
            <text:p>matrix_multiplication</text:p>
          </table:table-cell>
          <table:table-cell office:value-type="string" calcext:value-type="string">
            <text:p/>
            <text:p>def multiply_matrices(a, b):</text:p>
            <text:p>    rowA, colA = len(a), len(a[0])</text:p>
            <text:p>    rowB, colB = len(b), len(b[0])</text:p>
            <text:p>    </text:p>
            <text:p>    if colA != rowB:</text:p>
            <text:p>        print("Incompatible matrices.")</text:p>
            <text:p>        return</text:p>
            <text:p/>
            <text:p>    result = [[0 for _ in range(colB)] for _ in range(rowA)]</text:p>
            <text:p/>
            <text:p>    for i in range(rowA):</text:p>
            <text:p>        for j in range(colB):</text:p>
            <text:p>            for k in range(colA): # or, we could use rowB</text:p>
            <text:p>                result[i][j] += a[i][k] * b[k][j]</text:p>
            <text:p>    return result</text:p>
            <text:p/>
          </table:table-cell>
          <table:table-cell office:value-type="string" calcext:value-type="string">
            <text:p>def multiply_matrices(a, b):</text:p>
            <text:p>    rowA, colA = len(a), len(a[0])</text:p>
            <text:p>    rowB, colB = len(b), len(b[0])</text:p>
            <text:p>    </text:p>
            <text:p>    if colA != rowB:</text:p>
            <text:p>        print("Incompatible matrices.")</text:p>
            <text:p>        return</text:p>
            <text:p/>
            <text:p>    result = [[0] * colB for _ in range(rowA)]</text:p>
            <text:p/>
            <text:p>    for i in range(rowA):</text:p>
            <text:p>        for j in range(colB):</text:p>
            <text:p>            for k in range(colA): # or, we could use rowB</text:p>
            <text:p>                result[i][j] += a[i][k] * b[k][j]</text:p>
            <text:p>    return result</text:p>
            <text:p/>
            <text:p/>
          </table:table-cell>
          <table:table-cell office:value-type="float" office:value="460" calcext:value-type="float">
            <text:p>460</text:p>
          </table:table-cell>
          <table:table-cell office:value-type="string" calcext:value-type="string">
            <text:p/>
            <text:p/>
            <text:p>Explanation:</text:p>
            <text:p>- Replaced the list comprehension in line 10 with a more efficient method of creating a 2D list using the * operator.</text:p>
            <text:p>- This reduces the time complexity from O(rowA * colB) to O(rowA + colB).</text:p>
            <text:p>- The space complexity remains the same at O(rowA * colB).</text:p>
          </table:table-cell>
        </table:table-row>
        <table:table-row table:style-name="ro6">
          <table:table-cell office:value-type="string" calcext:value-type="string">
            <text:p>check_prime</text:p>
          </table:table-cell>
          <table:table-cell office:value-type="string" calcext:value-type="string">
            <text:p/>
            <text:p>def is_prime(n):</text:p>
            <text:p>    if n &lt;= 1 or (n % 2 == 0 and n &gt; 2): </text:p>
            <text:p>        return False</text:p>
            <text:p>    for i in range(3, int(n**0.5) + 1, 2):</text:p>
            <text:p>        if n % i == 0:</text:p>
            <text:p>            return False</text:p>
            <text:p>    return True</text:p>
            <text:p/>
            <text:p>def print_primes_up_to_n(n):</text:p>
            <text:p>    for i in range(2, n+1):</text:p>
            <text:p>        if is_prime(i):</text:p>
            <text:p>            print(i)</text:p>
            <text:p/>
          </table:table-cell>
          <table:table-cell office:value-type="string" calcext:value-type="string">
            <text:p>Optimised code:</text:p>
            <text:p/>
            <text:p>import math</text:p>
            <text:p>from multiprocessing import Pool</text:p>
            <text:p/>
            <text:p>def is_prime(n):</text:p>
            <text:p>    if n &lt;= 1 or (n % 2 == 0 and n &gt; 2): </text:p>
            <text:p>        return False</text:p>
            <text:p>    for i in range(3, int(math.sqrt(n)) + 1, 2):</text:p>
            <text:p>        if n % i == 0:</text:p>
            <text:p>            return False</text:p>
            <text:p>    return True</text:p>
            <text:p/>
            <text:p>def print_primes_up_to_n(n):</text:p>
            <text:p>    with Pool() as pool:</text:p>
            <text:p>        pool.map(print_prime, range(2, n+1))</text:p>
            <text:p/>
            <text:p>def print_prime(i):</text:p>
            <text:p>    if is_prime(i):</text:p>
            <text:p>        print(i)</text:p>
            <text:p/>
            <text:p>print_primes_up_to_n(100000)</text:p>
            <text:p/>
            <text:p/>
          </table:table-cell>
          <table:table-cell office:value-type="float" office:value="591" calcext:value-type="float">
            <text:p>591</text:p>
          </table:table-cell>
          <table:table-cell office:value-type="string" calcext:value-type="string">
            <text:p/>
            <text:p/>
            <text:p>Explanation:</text:p>
            <text:p>1. The code now imports the `math` module to use the `sqrt` function instead of calculating the square root using the `**` operator. This reduces the time complexity of the square root calculation.</text:p>
            <text:p>2. The code now uses the `multiprocessing` module to parallelize the prime checking process. The `print_primes_up_to_n` function uses a `Pool` object to distribute the prime checking tasks among multiple processes, which can significantly reduce the execution time for large values of `n`.</text:p>
            <text:p>3. The `print_prime` function is introduced to separate the prime checking logic from the printing logic. This allows the `print_primes_up_to_n` function to use the `map` function from the `multiprocessing` module to efficiently process the range of numbers in parallel.</text:p>
            <text:p>4. The `print_primes_up_to_n` function now directly calls `print_prime` for each number in the range, instead of checking if the number is prime within the loop. This eliminates the need for an additional function call within the loop, simplifying the code.</text:p>
          </table:table-cell>
        </table:table-row>
        <table:table-row table:style-name="ro5">
          <table:table-cell office:value-type="string" calcext:value-type="string">
            <text:p>calculating_pi</text:p>
          </table:table-cell>
          <table:table-cell office:value-type="string" calcext:value-type="string">
            <text:p/>
            <text:p>import random</text:p>
            <text:p/>
            <text:p>def estimate_pi(n):</text:p>
            <text:p>    num_points_in_circle = 0</text:p>
            <text:p>    num_total_points = 0</text:p>
            <text:p/>
            <text:p>    for _ in range(n):</text:p>
            <text:p>        x = random.uniform(0, 1)</text:p>
            <text:p>        y = random.uniform(0, 1)</text:p>
            <text:p>        distance = x**2 + y**2</text:p>
            <text:p>        if distance &lt;= 1:</text:p>
            <text:p>            num_points_in_circle += 1</text:p>
            <text:p>        num_total_points += 1</text:p>
            <text:p/>
            <text:p>    return 4 * num_points_in_circle / num_total_points</text:p>
            <text:p/>
          </table:table-cell>
          <table:table-cell office:value-type="string" calcext:value-type="string">
            <text:p>Here is the optimised code:</text:p>
            <text:p>```python</text:p>
            <text:p>import random</text:p>
            <text:p/>
            <text:p>def estimate_pi(n):</text:p>
            <text:p>    num_points_in_circle = sum(1 for _ in range(n) if random.uniform(0, 1)**2 + random.uniform(0, 1)**2 &lt;= 1)</text:p>
            <text:p>    return 4 * num_points_in_circle / n</text:p>
            <text:p/>
            <text:p>```</text:p>
            <text:p/>
          </table:table-cell>
          <table:table-cell office:value-type="float" office:value="415" calcext:value-type="float">
            <text:p>415</text:p>
          </table:table-cell>
          <table:table-cell office:value-type="string" calcext:value-type="string">
            <text:p/>
            <text:p/>
            <text:p>Explanation:</text:p>
            <text:p>- Instead of using a separate variable to count the number of points in the circle and the total number of points, we can use a generator expression with `sum()` to count the number of points in the circle directly.</text:p>
            <text:p>- This reduces the space complexity from O(n) to O(1) because we no longer need to store the total number of points separately.</text:p>
            <text:p>- The time complexity remains O(n) because we still need to iterate over `n` points, but the code is simplified and more concise.</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13">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3-07-13T15:37:57.091712497</dc:date>
    <meta:editing-duration>PT7M26S</meta:editing-duration>
    <meta:editing-cycles>1</meta:editing-cycles>
    <meta:document-statistic meta:table-count="1" meta:cell-count="55" meta:object-count="0"/>
    <meta:generator>LibreOffice/6.4.7.2$Linux_X86_64 LibreOffice_project/40$Build-2</meta:generator>
  </office:meta>
</office:document-meta>
</file>